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30.41mm"/>
    </style:style>
    <style:style style:name="co3" style:family="table-column">
      <style:table-column-properties fo:break-before="auto" style:column-width="5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108">
      <style:text-properties fo:font-style="normal" style:font-style-asian="normal" style:font-style-complex="normal"/>
    </style:style>
    <style:style style:name="ce7" style:family="table-cell" style:parent-style-name="Default" style:data-style-name="N108"/>
    <style:style style:name="ce8" style:family="table-cell" style:parent-style-name="Default" style:data-style-name="N108"/>
    <style:style style:name="ce9" style:family="table-cell" style:parent-style-name="Default" style:data-style-name="N108">
      <style:table-cell-properties style:text-align-source="value-type" style:repeat-content="false"/>
      <style:paragraph-properties fo:margin-left="0mm"/>
    </style:style>
    <style:style style:name="ce10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révisions de dépense</text:p>
          </table:table-cell>
          <table:table-cell table:style-name="ce1" office:value-type="string" calcext:value-type="string">
            <text:p>Montant A</text:p>
          </table:table-cell>
          <table:table-cell table:style-name="ce1" office:value-type="string" calcext:value-type="string">
            <text:p>Prévisions de recettes</text:p>
          </table:table-cell>
          <table:table-cell table:style-name="ce1" office:value-type="string" calcext:value-type="string">
            <text:p>Montant B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étailler par catégories</text:p>
          </table:table-cell>
          <table:table-cell table:style-name="ce6"/>
          <table:table-cell table:style-name="ce2" office:value-type="string" calcext:value-type="string">
            <text:p>Recettes propres</text:p>
          </table:table-cell>
          <table:table-cell table:style-name="ce6" table:formula="of:=SUM([.D4:.D5])" office:value-type="currency" office:currency="EUR" office:value="9027.5" calcext:value-type="currency">
            <text:p>9 027,50 €</text:p>
          </table:table-cell>
          <table:table-cell table:style-name="ce10" table:number-columns-repeated="1020"/>
        </table:table-row>
        <table:table-row table:style-name="ro2">
          <table:table-cell office:value-type="string" calcext:value-type="string">
            <text:p>Affiches</text:p>
          </table:table-cell>
          <table:table-cell office:value-type="currency" office:currency="EUR" office:value="139.21" calcext:value-type="currency">
            <text:p>139,21 €</text:p>
          </table:table-cell>
          <table:table-cell office:value-type="string" calcext:value-type="string">
            <text:p><text:s text:c="2"/>Détail 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yers</text:p>
          </table:table-cell>
          <table:table-cell office:value-type="currency" office:currency="EUR" office:value="37.06" calcext:value-type="currency">
            <text:p>37,06 €</text:p>
          </table:table-cell>
          <table:table-cell office:value-type="string" calcext:value-type="string">
            <text:p><text:s text:c="4"/>Billeterie : </text:p>
          </table:table-cell>
          <table:table-cell office:value-type="currency" office:currency="EUR" office:value="3940" calcext:value-type="currency">
            <text:p>3 940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stiaire</text:p>
          </table:table-cell>
          <table:table-cell office:value-type="currency" office:currency="EUR" office:value="390.53" calcext:value-type="currency">
            <text:p>390,53 €</text:p>
          </table:table-cell>
          <table:table-cell office:value-type="string" calcext:value-type="string">
            <text:p><text:s text:c="4"/>Bar :</text:p>
          </table:table-cell>
          <table:table-cell office:value-type="currency" office:currency="EUR" office:value="5087.5" calcext:value-type="currency">
            <text:p>5 087,5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</text:p>
          </table:table-cell>
          <table:table-cell office:value-type="currency" office:currency="EUR" office:value="4041.03" calcext:value-type="currency">
            <text:p>4 041,03 €</text:p>
          </table:table-cell>
          <table:table-cell office:value-type="string" calcext:value-type="string">
            <text:p>Rendu caution bar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nel « scène »</text:p>
          </table:table-cell>
          <table:table-cell office:value-type="currency" office:currency="EUR" office:value="1512" calcext:value-type="currency">
            <text:p>1 512,0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isage</text:p>
          </table:table-cell>
          <table:table-cell office:value-type="currency" office:currency="EUR" office:value="314.6" calcext:value-type="currency">
            <text:p>314,60 €</text:p>
          </table:table-cell>
          <table:table-cell office:value-type="string" calcext:value-type="string">
            <text:p>Subvention FSDIE demandée </text:p>
          </table:table-cell>
          <table:table-cell office:value-type="currency" office:currency="EUR" office:value="9899.31" calcext:value-type="currency">
            <text:p>9 899,31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gie DJ (-20%)</text:p>
          </table:table-cell>
          <table:table-cell office:value-type="currency" office:currency="EUR" office:value="3959.04" calcext:value-type="currency">
            <text:p>3 959,04 €</text:p>
          </table:table-cell>
          <table:table-cell office:value-type="string" calcext:value-type="string">
            <text:p>Subvention FAVE demandé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écurité et gardiennage</text:p>
          </table:table-cell>
          <table:table-cell office:value-type="currency" office:currency="EUR" office:value="3300" calcext:value-type="currency">
            <text:p>3 300,0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chets artiste</text:p>
          </table:table-cell>
          <table:table-cell office:value-type="currency" office:currency="EUR" office:value="1500" calcext:value-type="currency">
            <text:p>1 500,00 €</text:p>
          </table:table-cell>
          <table:table-cell office:value-type="string" calcext:value-type="string">
            <text:p>Partenaires 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treinte électrique</text:p>
          </table:table-cell>
          <table:table-cell office:value-type="currency" office:currency="EUR" office:value="1749.6" calcext:value-type="currency">
            <text:p>1 749,60 €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utions et dépenses annex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-shirt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ution bar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CEM (11 % des dépenses)</text:p>
          </table:table-cell>
          <table:table-cell table:formula="of:=0.11*SUM([.B3:.B12])" office:value-type="currency" office:currency="EUR" office:value="1863.7377" calcext:value-type="currency">
            <text:p>1 863,74 €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A</text:p>
          </table:table-cell>
          <table:table-cell table:style-name="ce8" table:formula="of:=SUM([.B3:.B16])" office:value-type="currency" office:currency="EUR" office:value="19926.8077" calcext:value-type="currency">
            <text:p>19 926,81 €</text:p>
          </table:table-cell>
          <table:table-cell office:value-type="string" calcext:value-type="string">
            <text:p>TOTAL B</text:p>
          </table:table-cell>
          <table:table-cell table:style-name="ce8" table:formula="of:=SUM([.D2]; [.D6:.D17])" office:value-type="currency" office:currency="EUR" office:value="19926.81" calcext:value-type="currency">
            <text:p>19 926,81 €</text:p>
          </table:table-cell>
          <table:table-cell table:number-columns-repeated="1020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Check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lancé</text:p>
          </table:table-cell>
          <table:table-cell table:number-columns-repeated="1023"/>
        </table:table-row>
        <table:table-row table:style-name="ro2">
          <table:table-cell table:style-name="ce5" table:formula="of:=IF([.B18]=[.D18]; &quot;oui&quot;; &quot;non&quot;)" office:value-type="string" office:string-value="non" calcext:value-type="string">
            <text:p>non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1:03:43.962000000</meta:creation-date>
    <dc:date>2016-11-30T11:40:52.552000000</dc:date>
    <meta:editing-duration>PT21M16S</meta:editing-duration>
    <meta:editing-cycles>3</meta:editing-cycles>
    <meta:generator>LibreOffice/4.4.7.2$Windows_x86 LibreOffice_project/f3153a8b245191196a4b6b9abd1d0da16eead600</meta:generator>
    <meta:document-statistic meta:table-count="1" meta:cell-count="52" meta:object-count="0"/>
  </office:meta>
</office:document-meta>
</file>